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Matcher.contains( char [ ]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Matcher.contains( PatternMatcherInput input , Pattern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Matcher.get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Matcher.matchesPrefix( char [ ]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tcher.Java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tcher.__contains( Matcher 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Matcher.contains( String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Matcher.matches( String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Matcher.matches( PatternMatcherInput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Matcher.matchesPrefix( String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tcher.matches( char [ ]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Matcher.matchesPrefix( char [ ] input , Pattern patter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tcher.__matches( Matcher 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Matcher.matchesPrefix( PatternMatcherInput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